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1" svg:font-family="apple-system, BlinkMacSystemFont, 'Segoe UI', Roboto, 'Apple Color Emoji', Helvetica, Arial, sans-serif, 'Segoe UI Emoji', 'Segoe UI Symbol'"/>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815903" officeooo:paragraph-rsid="00815903"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8a6b77" officeooo:paragraph-rsid="00843c18"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891ffd" officeooo:paragraph-rsid="0092d638"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ans" fo:font-size="12pt" fo:font-style="normal" style:text-underline-style="none" officeooo:rsid="006c5bdd" officeooo:paragraph-rsid="006ab9d7" style:font-name-asian="Nimbus Mono L" style:font-size-asian="12pt" style:font-style-asian="normal" style:font-name-complex="Liberation Mono" style:font-size-complex="12pt" style:font-style-complex="normal"/>
    </style:style>
    <style:style style:name="P5" style:family="paragraph" style:parent-style-name="Preformatted_20_Text">
      <style:text-properties style:font-name="Liberation Sans" fo:font-size="12pt" fo:font-style="normal" style:text-underline-style="none" officeooo:rsid="00a32432" officeooo:paragraph-rsid="00a32432" style:font-name-asian="Nimbus Mono L" style:font-size-asian="12pt" style:font-style-asian="normal" style:font-name-complex="Liberation Mono" style:font-size-complex="12pt" style:font-style-complex="normal"/>
    </style:style>
    <style:style style:name="P6" style:family="paragraph" style:parent-style-name="Preformatted_20_Text">
      <style:text-properties style:font-name="Liberation Sans" fo:font-size="12pt" fo:font-style="normal" style:text-underline-style="none" officeooo:rsid="007f28a9" officeooo:paragraph-rsid="008c22f8" style:font-size-asian="12pt" style:font-style-asian="normal" style:font-size-complex="12pt" style:font-style-complex="normal"/>
    </style:style>
    <style:style style:name="P7" style:family="paragraph" style:parent-style-name="Preformatted_20_Text">
      <style:text-properties style:font-name="Liberation Sans" fo:font-size="12pt" fo:font-style="normal" style:text-underline-style="none" officeooo:rsid="00a10d89" officeooo:paragraph-rsid="00a10d89" style:font-size-asian="12pt" style:font-style-asian="normal" style:font-size-complex="12pt" style:font-style-complex="normal"/>
    </style:style>
    <style:style style:name="P8"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9"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10"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11" style:family="paragraph" style:parent-style-name="Preformatted_20_Text">
      <style:text-properties style:font-name="Liberation Serif" fo:font-size="12pt" fo:font-style="normal" style:text-underline-style="none" officeooo:rsid="0045ab15" officeooo:paragraph-rsid="005cfd1e" style:font-name-asian="Nimbus Mono L" style:font-size-asian="12pt" style:font-style-asian="normal" style:font-name-complex="Liberation Mono" style:font-size-complex="12pt" style:font-style-complex="normal"/>
    </style:style>
    <style:style style:name="P12" style:family="paragraph" style:parent-style-name="Preformatted_20_Text">
      <style:paragraph-properties fo:text-align="center" style:justify-single-word="false"/>
      <style:text-properties officeooo:paragraph-rsid="00083d4b"/>
    </style:style>
    <style:style style:name="P13" style:family="paragraph" style:parent-style-name="Preformatted_20_Text">
      <style:text-properties officeooo:paragraph-rsid="00a10d89"/>
    </style:style>
    <style:style style:name="P14" style:family="paragraph" style:parent-style-name="Preformatted_20_Text">
      <style:text-properties officeooo:paragraph-rsid="00a32432"/>
    </style:style>
    <style:style style:name="P15"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6"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officeooo:paragraph-rsid="008739fd"/>
    </style:style>
    <style:style style:name="P17" style:family="paragraph" style:parent-style-name="Preformatted_20_Text">
      <style:text-properties officeooo:paragraph-rsid="00aa9cfa"/>
    </style:style>
    <style:style style:name="P18" style:family="paragraph" style:parent-style-name="Preformatted_20_Text">
      <style:text-properties officeooo:paragraph-rsid="006ab9d7"/>
    </style:style>
    <style:style style:name="P19" style:family="paragraph" style:parent-style-name="Preformatted_20_Text">
      <style:text-properties officeooo:paragraph-rsid="00aaf464"/>
    </style:style>
    <style:style style:name="P20" style:family="paragraph" style:parent-style-name="Preformatted_20_Text">
      <style:text-properties officeooo:rsid="00aee517" officeooo:paragraph-rsid="00aee517"/>
    </style:style>
    <style:style style:name="P21" style:family="paragraph" style:parent-style-name="Preformatted_20_Text">
      <style:text-properties officeooo:paragraph-rsid="00b05fed"/>
    </style:style>
    <style:style style:name="P22" style:family="paragraph" style:parent-style-name="Standard">
      <loext:graphic-properties draw:fill="none"/>
      <style:paragraph-properties fo:margin-left="2.499cm" fo:margin-right="0cm" fo:margin-top="0cm" fo:margin-bottom="0cm" loext:contextual-spacing="false" fo:text-indent="0cm" style:auto-text-indent="false" fo:background-color="transparent"/>
      <style:text-properties fo:font-variant="normal" fo:text-transform="none" fo:color="#202020" style:font-name="apple-system1" fo:font-size="10.5pt" fo:letter-spacing="normal" fo:font-style="normal" fo:font-weight="normal" officeooo:paragraph-rsid="00815903"/>
    </style:style>
    <style:style style:name="T1"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2" style:family="text">
      <style:text-properties style:font-name="Liberation Sans" fo:font-size="12pt" fo:font-style="normal" style:text-underline-style="none" officeooo:rsid="001e41eb" style:font-size-asian="12pt" style:font-style-asian="normal" style:font-size-complex="12pt" style:font-style-complex="normal"/>
    </style:style>
    <style:style style:name="T3"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4"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5" style:family="text">
      <style:text-properties style:font-name="Liberation Sans" fo:font-size="12pt" fo:font-style="normal" style:text-underline-style="none" officeooo:rsid="005cfd1e" style:font-size-asian="12pt" style:font-style-asian="normal" style:font-size-complex="12pt" style:font-style-complex="normal"/>
    </style:style>
    <style:style style:name="T6" style:family="text">
      <style:text-properties style:font-name="Liberation Sans" fo:font-size="12pt" fo:font-style="normal" style:text-underline-style="none" officeooo:rsid="0065393a" style:font-size-asian="12pt" style:font-style-asian="normal" style:font-size-complex="12pt" style:font-style-complex="normal"/>
    </style:style>
    <style:style style:name="T7" style:family="text">
      <style:text-properties style:font-name="Liberation Sans" fo:font-size="12pt" fo:font-style="normal" style:text-underline-style="none" officeooo:rsid="006c5bdd" style:font-size-asian="12pt" style:font-style-asian="normal" style:font-size-complex="12pt" style:font-style-complex="normal"/>
    </style:style>
    <style:style style:name="T8" style:family="text">
      <style:text-properties style:font-name="Liberation Sans" fo:font-size="12pt" fo:font-style="normal" style:text-underline-style="none" officeooo:rsid="0094ff90" style:font-size-asian="12pt" style:font-style-asian="normal" style:font-size-complex="12pt" style:font-style-complex="normal"/>
    </style:style>
    <style:style style:name="T9" style:family="text">
      <style:text-properties style:font-name="Liberation Sans" fo:font-size="12pt" fo:font-style="normal" style:text-underline-style="none" officeooo:rsid="00986c6b" style:font-size-asian="12pt" style:font-style-asian="normal" style:font-size-complex="12pt" style:font-style-complex="normal"/>
    </style:style>
    <style:style style:name="T10" style:family="text">
      <style:text-properties style:font-name="Liberation Sans" fo:font-size="12pt" fo:font-style="normal" style:text-underline-style="none" officeooo:rsid="00a10d89" style:font-size-asian="12pt" style:font-style-asian="normal" style:font-size-complex="12pt" style:font-style-complex="normal"/>
    </style:style>
    <style:style style:name="T11" style:family="text">
      <style:text-properties style:font-name="Liberation Sans" fo:font-size="12pt" fo:font-style="normal" style:text-underline-style="none" officeooo:rsid="00b05fed" style:font-size-asian="12pt" style:font-style-asian="normal" style:font-size-complex="12pt" style:font-style-complex="normal"/>
    </style:style>
    <style:style style:name="T12" style:family="text">
      <style:text-properties style:font-name="Liberation Sans" fo:font-size="12pt" fo:font-style="normal" style:text-underline-style="none" style:font-name-asian="Nimbus Mono L" style:font-size-asian="12pt" style:font-style-asian="normal" style:font-name-complex="Liberation Mono" style:font-size-complex="12pt" style:font-style-complex="normal"/>
    </style:style>
    <style:style style:name="T13"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14" style:family="text">
      <style:text-properties style:font-name="Liberation Sans" fo:font-size="12pt" fo:font-style="normal" style:text-underline-style="none" officeooo:rsid="0059d7aa" style:font-name-asian="Nimbus Mono L" style:font-size-asian="12pt" style:font-style-asian="normal" style:font-name-complex="Liberation Mono" style:font-size-complex="12pt" style:font-style-complex="normal"/>
    </style:style>
    <style:style style:name="T15" style:family="text">
      <style:text-properties style:font-name="Liberation Sans" fo:font-size="12pt" fo:font-style="normal" style:text-underline-style="none" officeooo:rsid="006194f2" style:font-name-asian="Nimbus Mono L" style:font-size-asian="12pt" style:font-style-asian="normal" style:font-name-complex="Liberation Mono" style:font-size-complex="12pt" style:font-style-complex="normal"/>
    </style:style>
    <style:style style:name="T16" style:family="text">
      <style:text-properties style:font-name="Liberation Sans" fo:font-size="12pt" fo:font-style="normal" style:text-underline-style="none" officeooo:rsid="006e4f97" style:font-name-asian="Nimbus Mono L" style:font-size-asian="12pt" style:font-style-asian="normal" style:font-name-complex="Liberation Mono" style:font-size-complex="12pt" style:font-style-complex="normal"/>
    </style:style>
    <style:style style:name="T17" style:family="text">
      <style:text-properties style:font-name="Liberation Sans" fo:font-size="12pt" fo:font-style="normal" style:text-underline-style="none" officeooo:rsid="0076b679" style:font-name-asian="Nimbus Mono L" style:font-size-asian="12pt" style:font-style-asian="normal" style:font-name-complex="Liberation Mono" style:font-size-complex="12pt" style:font-style-complex="normal"/>
    </style:style>
    <style:style style:name="T18" style:family="text">
      <style:text-properties style:font-name="Liberation Sans" fo:font-size="12pt" fo:font-style="normal" style:text-underline-style="none" officeooo:rsid="00792ad0"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815903"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843c18"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85ab49"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8739fd"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92349a"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930387"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94c50c"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964801"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986c6b"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98c02f"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9cf9f6"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a10d89"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a32432"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a4857a"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a4d955"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a905cb"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a91346"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aa9cfa"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aaf464"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2pt" fo:font-style="normal" style:text-underline-style="none" officeooo:rsid="00ab1b3c" style:font-name-asian="Nimbus Mono L" style:font-size-asian="12pt" style:font-style-asian="normal" style:font-name-complex="Liberation Mono" style:font-size-complex="12pt" style:font-style-complex="normal"/>
    </style:style>
    <style:style style:name="T39" style:family="text">
      <style:text-properties style:font-name="Liberation Sans" fo:font-size="12pt" fo:font-style="normal" style:text-underline-style="none" officeooo:rsid="00b05fed" style:font-name-asian="Nimbus Mono L" style:font-size-asian="12pt" style:font-style-asian="normal" style:font-name-complex="Liberation Mono" style:font-size-complex="12pt" style:font-style-complex="normal"/>
    </style:style>
    <style:style style:name="T40" style:family="text">
      <style:text-properties style:font-name="Liberation Sans" fo:font-size="12pt" fo:font-style="normal" style:text-underline-style="none" officeooo:rsid="006c5bdd" style:font-name-asian="Nimbus Mono L" style:font-size-asian="12pt" style:font-style-asian="normal" style:font-name-complex="Liberation Mono" style:font-size-complex="12pt" style:font-style-complex="normal"/>
    </style:style>
    <style:style style:name="T41" style:family="text">
      <style:text-properties style:font-name="Liberation Sans" fo:font-size="16pt" fo:font-weight="bold" officeooo:rsid="001b99ac" style:font-size-asian="16pt" style:font-weight-asian="bold" style:font-size-complex="16pt" style:font-weight-complex="bold"/>
    </style:style>
    <style:style style:name="T42" style:family="text">
      <style:text-properties style:font-name="Liberation Sans" fo:font-size="16pt" fo:font-weight="bold" officeooo:rsid="000dd66a" style:font-size-asian="16pt" style:font-weight-asian="bold" style:font-size-complex="16pt" style:font-weight-complex="bold"/>
    </style:style>
    <style:style style:name="T43" style:family="text">
      <style:text-properties style:font-name="Liberation Sans" fo:font-size="16pt" fo:font-weight="bold" officeooo:rsid="00a7a091" style:font-size-asian="16pt" style:font-weight-asian="bold" style:font-size-complex="16pt" style:font-weight-complex="bold"/>
    </style:style>
    <style:style style:name="T44" style:family="text">
      <style:text-properties style:font-name="Liberation Sans" fo:font-size="16pt" fo:font-weight="bold" officeooo:rsid="009bc11d" style:font-name-asian="Nimbus Mono L" style:font-size-asian="16pt" style:font-weight-asian="bold" style:font-name-complex="Liberation Mono" style:font-size-complex="16pt" style:font-weight-complex="bold"/>
    </style:style>
    <style:style style:name="T45" style:family="text">
      <style:text-properties style:font-name="Liberation Sans" fo:font-size="16pt" fo:font-weight="bold" officeooo:rsid="00a7a091" style:font-name-asian="Nimbus Mono L" style:font-size-asian="16pt" style:font-weight-asian="bold" style:font-name-complex="Liberation Mono" style:font-size-complex="16pt" style:font-weight-complex="bold"/>
    </style:style>
    <style:style style:name="T46" style:family="text">
      <style:text-properties fo:font-variant="normal" fo:text-transform="none" fo:color="#202020" style:font-name="apple-system" fo:font-size="10.5pt" fo:letter-spacing="normal" fo:font-style="normal" style:text-underline-style="none" fo:font-weight="bold" officeooo:rsid="00083d4b" style:font-name-asian="Nimbus Mono L" style:font-size-asian="12pt" style:font-style-asian="italic" style:font-weight-asian="bold" style:font-name-complex="Liberation Mono" style:font-size-complex="12pt" style:font-style-complex="italic" style:font-weight-complex="bold"/>
    </style:style>
    <style:style style:name="T47" style:family="text">
      <style:text-properties fo:font-variant="normal" fo:text-transform="none" fo:color="#202020" style:font-name="apple-system" fo:font-size="10.5pt" fo:letter-spacing="normal" fo:font-style="normal" style:text-underline-style="none" fo:font-weight="bold" officeooo:rsid="009f692b" style:font-name-asian="Nimbus Mono L" style:font-size-asian="12pt" style:font-style-asian="italic" style:font-weight-asian="bold" style:font-name-complex="Liberation Mono" style:font-size-complex="12pt" style:font-style-complex="italic" style:font-weight-complex="bold"/>
    </style:style>
    <style:style style:name="T48" style:family="text">
      <style:text-properties fo:font-variant="normal" fo:text-transform="none" fo:color="#202020" style:font-name="apple-system" fo:font-size="10.5pt" fo:letter-spacing="normal" fo:font-style="normal" style:text-underline-style="none" fo:font-weight="bold" officeooo:rsid="00a905cb" style:font-name-asian="Nimbus Mono L" style:font-size-asian="12pt" style:font-style-asian="italic" style:font-weight-asian="bold" style:font-name-complex="Liberation Mono" style:font-size-complex="12pt" style:font-style-complex="italic" style:font-weight-complex="bold"/>
    </style:style>
    <style:style style:name="T49" style:family="text">
      <style:text-properties fo:color="#000000" style:font-name="system-ui" fo:font-size="12pt" fo:font-style="italic" style:text-underline-style="none" officeooo:rsid="00083d4b" style:font-name-asian="Nimbus Mono L" style:font-size-asian="12pt" style:font-style-asian="italic" style:font-weight-asian="bold" style:font-name-complex="Liberation Mono" style:font-size-complex="12pt" style:font-style-complex="italic" style:font-weight-complex="bold"/>
    </style:style>
    <style:style style:name="T50" style:family="text">
      <style:text-properties style:font-name-asian="Nimbus Mono L" style:font-name-complex="Liberation Mono"/>
    </style:style>
    <style:style style:name="T51" style:family="text">
      <style:text-properties officeooo:rsid="000dd66a" style:font-name-asian="Nimbus Mono L" style:font-name-complex="Liberation Mono"/>
    </style:style>
    <style:style style:name="T52" style:family="text">
      <style:text-properties officeooo:rsid="00697aa2" style:font-name-asian="Nimbus Mono L" style:font-name-complex="Liberation Mono"/>
    </style:style>
    <style:style style:name="T53" style:family="text">
      <style:text-properties officeooo:rsid="00b05fe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rayers for our World and the Church</text:p>
      <text:p text:style-name="P12"><text:span text:style-name="T44">2</text:span><text:span text:style-name="T45">nd</text:span><text:span text:style-name="T41"> </text:span><text:span text:style-name="T45">January</text:span><text:span text:style-name="T41"> 20</text:span><text:span text:style-name="T42">2</text:span><text:span text:style-name="T43">2</text:span></text:p>
      <text:p text:style-name="P16"><text:span text:style-name="T47">Psalm</text:span><text:span text:style-name="T46"> </text:span><text:span text:style-name="T48">27:1</text:span></text:p>
      <text:p text:style-name="P22"><text:span text:style-name="T49">The Lord is my light and my salvation; whom shall I fear?<text:line-break/>The Lord is the stronghold of my life; of whom shall I be afraid?</text:span></text:p>
      <text:p text:style-name="P11"/>
      <text:p text:style-name="P9">Thanks to God</text:p>
      <text:p text:style-name="P13"><text:span text:style-name="T23">Heavenly Father</text:span><text:span text:style-name="T16">, </text:span><text:span text:style-name="T34">w</text:span><text:span text:style-name="T30">e mark the passing of time on our calendars and we acknowledge You as the Lord of Time and eternity. </text:span><text:span text:style-name="T34">We honour the Lord Jesus as we count up the years of His never-ending reign over us.</text:span></text:p>
      <text:p text:style-name="P7"/>
      <text:p text:style-name="P13"><text:span text:style-name="T10">We thank You</text:span><text:span text:style-name="T1"> </text:span><text:span text:style-name="T2">that </text:span><text:span text:style-name="T5">You </text:span><text:span text:style-name="T15">are </text:span><text:span text:style-name="T35">our light and our salvation, the stronghold of our lives. We come before You today, </text:span><text:span text:style-name="T23">the </text:span><text:span text:style-name="T17">God </text:span><text:span text:style-name="T30">Who answers prayer</text:span><text:span text:style-name="T17">,</text:span><text:span text:style-name="T19"> </text:span><text:span text:style-name="T22">Who </text:span><text:span text:style-name="T35">is greater than all and Who </text:span><text:span text:style-name="T30">delivers us from all our fears</text:span><text:span text:style-name="T22">.</text:span></text:p>
      <text:p text:style-name="P3"/>
      <text:p text:style-name="P17"><text:span text:style-name="T24">W</text:span><text:span text:style-name="T36">e thank You that You have provided us with the means of grace and today we can commence a new year with a communion service. We have just concluded celebrations remembering when Jesus first came as a babe, and today we will remember His victory in the Cross and Resurrection.</text:span></text:p>
      <text:p text:style-name="P1"/>
      <text:p text:style-name="P8">The Wide World<text:span text:style-name="T50">...</text:span><text:span text:style-name="T51"> a</text:span><text:span text:style-name="T50">nd </text:span><text:span text:style-name="T52">in </text:span><text:span text:style-name="T50">the wider Church</text:span></text:p>
      <text:p text:style-name="P19"><text:span text:style-name="T30">We </text:span><text:span text:style-name="T37">look about this wide world that so clearly needs to recognise Your Supreme Authority and we pray for Your continued mercy. We recall the earthquakes, the tragedies, and the ongoing troubles of Your people </text:span><text:span text:style-name="T38">everywhere</text:span><text:span text:style-name="T37">. We pray for protection as the Body of Christ suffers persecution in many places and courage and strength for Your people. </text:span><text:span text:style-name="T38">We lift up before You believers in India, Pakistan and Nigeria in particular. May false accusations be exposed quickly and come to nothing as they are brought into the light of day.</text:span></text:p>
      <text:p text:style-name="P19"><text:span text:style-name="T37"/></text:p>
      <text:p text:style-name="P19"><text:span text:style-name="T37">We cannot escape the ever-present news of the spread of the latest variant of Covid-19. We give thanks for Your mercy as we see that it causes less serious illness although it spreads more quickly. May we be ready to acknowledge Your mercy in this latest development and Your sovereignty over the entire time this pandemic has been been spreading around the world.</text:span></text:p>
      <text:p text:style-name="P2"/>
      <text:p text:style-name="P14"><text:span text:style-name="T20">We pray </text:span><text:span text:style-name="T31">also </text:span><text:span text:style-name="T20">for </text:span><text:span text:style-name="T38">clarity as our various governments introduce changes to the Covid restrictions</text:span><text:span text:style-name="T32">, </text:span><text:span text:style-name="T38">and we seek to be personally responsible for our own protection, as the Prime Miinister recently called for </text:span><text:span text:style-name="T39">with </text:span><text:span text:style-name="T38">a new approach to the situation we face.</text:span></text:p>
      <text:p text:style-name="P5"/>
      <text:p text:style-name="P10">Ashburton</text:p>
      <text:p text:style-name="P18"><text:span text:style-name="T11">Here in Ashburton, w</text:span><text:span text:style-name="T9">e </text:span><text:span text:style-name="T29">pray for</text:span><text:span text:style-name="T9"> </text:span><text:span text:style-name="T37">Mook and Talia, Jethro and Amy </text:span><text:span text:style-name="T9">as they </text:span><text:span text:style-name="T37">take a holiday break.</text:span><text:span text:style-name="T29"> </text:span><text:span text:style-name="T37">Bless and refresh them, guide them and keep them safe, we pray</text:span><text:span text:style-name="T27">. </text:span><text:span text:style-name="T39">As restrictions are relaxed we can think about holidays once again. For all who are able to take a break we pray Your protection and for their safety in travel. </text:span><text:span text:style-name="T21">We pray for </text:span><text:span text:style-name="T39">those who are unwell also; for </text:span><text:span text:style-name="T40">Shiun </text:span><text:span text:style-name="T25">as he progresses in </text:span><text:span text:style-name="T21">recover</text:span><text:span text:style-name="T25">y</text:span><text:span text:style-name="T21"> and </text:span><text:span text:style-name="T27">for Diane’</text:span><text:span text:style-name="T28">s health</text:span><text:span text:style-name="T27"> </text:span><text:span text:style-name="T28">while </text:span><text:span text:style-name="T27">her treatment continu</text:span><text:span text:style-name="T28">es</text:span><text:span text:style-name="T21">.</text:span></text:p>
      <text:p text:style-name="P18"><text:span text:style-name="T29"/></text:p>
      <text:p text:style-name="P20"><text:span text:style-name="T29">W</text:span><text:span text:style-name="T12">e pray also for Nolene Andersen, giving thanks that she has attained her centenary but we pray for her </text:span><text:span text:style-name="T39">health as she becomes more frail. Please uphold her family as they</text:span><text:span text:style-name="T12"> </text:span><text:span text:style-name="T39">minister to her and bless the staff of the aged care home as they provide her with close daily care.</text:span></text:p>
      <text:p text:style-name="P4"/>
      <text:p text:style-name="P21"><text:span text:style-name="T18">W</text:span><text:span text:style-name="T4">e pray for </text:span><text:span text:style-name="T26">Barry</text:span><text:span text:style-name="T4"> as he preach</text:span><text:span text:style-name="T13">es Your Word, </text:span><text:span text:style-name="T14">and w</text:span><text:span text:style-name="T13">e </text:span><text:span text:style-name="T26">face the kind of difficulties which Peter’s readers also faced in their time.</text:span><text:span text:style-name="T13"> </text:span><text:span text:style-name="T26">A</text:span><text:span text:style-name="T13">s we listen </text:span><text:span text:style-name="T26">we pray for </text:span><text:span text:style-name="T33">wisdom and discernment, that we may</text:span><text:span text:style-name="T26"> live according to Your Word, </text:span><text:span text:style-name="T39">growing stronger in our faith and bringing honour to the Name of Jesus, in Whose Name </text:span><text:span text:style-name="T6">we pray </text:span><text:span text:style-name="T7">all these things</text:span><text:span text:style-name="T3">,</text:span><text:span text:style-name="T1">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1" svg:font-family="apple-system, BlinkMacSystemFont, 'Segoe UI', Roboto, 'Apple Color Emoji', Helvetica, Arial, sans-serif, 'Segoe UI Emoji', 'Segoe UI Symbol'"/>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2-01-01T14:45:51.316279524</dc:date>
    <meta:editing-duration>PT6H53M</meta:editing-duration>
    <meta:editing-cycles>73</meta:editing-cycles>
    <meta:generator>LibreOffice/6.4.7.2$Linux_X86_64 LibreOffice_project/40$Build-2</meta:generator>
    <meta:print-date>2021-01-30T16:02:32.952449610</meta:print-date>
    <meta:document-statistic meta:table-count="0" meta:image-count="0" meta:object-count="0" meta:page-count="1" meta:paragraph-count="16" meta:word-count="569" meta:character-count="3120" meta:non-whitespace-character-count="2567"/>
  </office:meta>
</office:document-meta>
</file>